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13a026" officeooo:paragraph-rsid="0013a026" style:font-weight-asian="normal" style:font-weight-complex="normal"/>
    </style:style>
    <style:style style:name="P2" style:family="paragraph" style:parent-style-name="Standard">
      <style:text-properties fo:font-size="16pt" style:text-underline-style="none" fo:font-weight="normal" officeooo:rsid="0013a026" officeooo:paragraph-rsid="0013a026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6pt" style:text-underline-style="none" fo:font-weight="normal" officeooo:rsid="0013a026" officeooo:paragraph-rsid="0015d89f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style:text-underline-style="none" fo:font-weight="normal" officeooo:rsid="0013a026" officeooo:paragraph-rsid="0016f3de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6pt" style:text-underline-style="none" fo:font-weight="normal" officeooo:rsid="0013a026" officeooo:paragraph-rsid="0017bc16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6pt" style:text-underline-style="none" fo:font-weight="normal" officeooo:rsid="0013a026" officeooo:paragraph-rsid="0017f40c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size="16pt" style:text-underline-style="none" fo:font-weight="normal" officeooo:rsid="0013a026" officeooo:paragraph-rsid="001b1d52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6pt" style:text-underline-style="none" fo:font-weight="normal" officeooo:rsid="0013a026" officeooo:paragraph-rsid="0025eb9d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size="16pt" style:text-underline-style="none" fo:font-weight="normal" officeooo:rsid="0013a026" officeooo:paragraph-rsid="002a2ebe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6pt" style:text-underline-style="none" fo:font-weight="normal" officeooo:rsid="0015d89f" officeooo:paragraph-rsid="0015d89f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style:text-underline-style="none" fo:font-weight="normal" officeooo:rsid="0016f3de" officeooo:paragraph-rsid="0016f3de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6pt" style:text-underline-style="none" fo:font-weight="normal" officeooo:rsid="0016f3de" officeooo:paragraph-rsid="001762f2" style:font-size-asian="16pt" style:font-weight-asian="normal" style:font-size-complex="16pt" style:font-weight-complex="normal"/>
    </style:style>
    <style:style style:name="P13" style:family="paragraph" style:parent-style-name="Standard">
      <style:text-properties fo:font-size="16pt" style:text-underline-style="none" fo:font-weight="normal" officeooo:rsid="0016f3de" officeooo:paragraph-rsid="001d4f3e" style:font-size-asian="16pt" style:font-weight-asian="normal" style:font-size-complex="16pt" style:font-weight-complex="normal"/>
    </style:style>
    <style:style style:name="P14" style:family="paragraph" style:parent-style-name="Standard">
      <style:text-properties fo:font-size="16pt" style:text-underline-style="none" fo:font-weight="normal" officeooo:rsid="0016f3de" officeooo:paragraph-rsid="0038db1e" style:font-size-asian="16pt" style:font-weight-asian="normal" style:font-size-complex="16pt" style:font-weight-complex="normal"/>
    </style:style>
    <style:style style:name="P15" style:family="paragraph" style:parent-style-name="Standard">
      <style:text-properties fo:font-size="16pt" style:text-underline-style="none" fo:font-weight="normal" officeooo:rsid="0017f40c" officeooo:paragraph-rsid="0017f40c" style:font-size-asian="16pt" style:font-weight-asian="normal" style:font-size-complex="16pt" style:font-weight-complex="normal"/>
    </style:style>
    <style:style style:name="P16" style:family="paragraph" style:parent-style-name="Standard">
      <style:text-properties fo:font-size="16pt" style:text-underline-style="none" fo:font-weight="normal" officeooo:rsid="001b1d52" officeooo:paragraph-rsid="001b1d52" style:font-size-asian="16pt" style:font-weight-asian="normal" style:font-size-complex="16pt" style:font-weight-complex="normal"/>
    </style:style>
    <style:style style:name="P17" style:family="paragraph" style:parent-style-name="Standard">
      <style:text-properties fo:font-size="16pt" style:text-underline-style="none" fo:font-weight="normal" officeooo:rsid="001b1d52" officeooo:paragraph-rsid="001ccfe3" style:font-size-asian="16pt" style:font-weight-asian="normal" style:font-size-complex="16pt" style:font-weight-complex="normal"/>
    </style:style>
    <style:style style:name="P18" style:family="paragraph" style:parent-style-name="Standard">
      <style:text-properties fo:font-size="16pt" style:text-underline-style="none" fo:font-weight="normal" officeooo:rsid="001ccfe3" officeooo:paragraph-rsid="001ccfe3" style:font-size-asian="16pt" style:font-weight-asian="normal" style:font-size-complex="16pt" style:font-weight-complex="normal"/>
    </style:style>
    <style:style style:name="P19" style:family="paragraph" style:parent-style-name="Standard">
      <style:text-properties fo:font-size="16pt" style:text-underline-style="none" fo:font-weight="normal" officeooo:rsid="00265b64" officeooo:paragraph-rsid="00265b64" style:font-size-asian="16pt" style:font-weight-asian="normal" style:font-size-complex="16pt" style:font-weight-complex="normal"/>
    </style:style>
    <style:style style:name="P20" style:family="paragraph" style:parent-style-name="Standard">
      <style:text-properties fo:font-size="16pt" style:text-underline-style="none" fo:font-weight="normal" officeooo:rsid="00265b64" officeooo:paragraph-rsid="002866d4" style:font-size-asian="16pt" style:font-weight-asian="normal" style:font-size-complex="16pt" style:font-weight-complex="normal"/>
    </style:style>
    <style:style style:name="P21" style:family="paragraph" style:parent-style-name="Standard">
      <style:text-properties fo:font-size="16pt" style:text-underline-style="none" fo:font-weight="normal" officeooo:rsid="002a51d5" officeooo:paragraph-rsid="002b5a55" style:font-size-asian="16pt" style:font-weight-asian="normal" style:font-size-complex="16pt" style:font-weight-complex="normal"/>
    </style:style>
    <style:style style:name="P22" style:family="paragraph" style:parent-style-name="Standard">
      <style:text-properties fo:font-size="16pt" style:text-underline-style="none" fo:font-weight="normal" officeooo:rsid="002b5a55" officeooo:paragraph-rsid="002b5a55" style:font-size-asian="16pt" style:font-weight-asian="normal" style:font-size-complex="16pt" style:font-weight-complex="normal"/>
    </style:style>
    <style:style style:name="P23" style:family="paragraph" style:parent-style-name="Standard">
      <style:text-properties fo:font-size="16pt" style:text-underline-style="none" fo:font-weight="normal" officeooo:rsid="002b5a55" officeooo:paragraph-rsid="002cbd01" style:font-size-asian="16pt" style:font-weight-asian="normal" style:font-size-complex="16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13a026" officeooo:paragraph-rsid="0013a026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none" fo:font-weight="normal" officeooo:rsid="0013a026" officeooo:paragraph-rsid="0015d89f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13a026" officeooo:paragraph-rsid="0017bc16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13a026" officeooo:paragraph-rsid="0017f40c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normal" officeooo:rsid="0013a026" officeooo:paragraph-rsid="001e042a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style:text-underline-style="none" fo:font-weight="normal" officeooo:rsid="0013a026" officeooo:paragraph-rsid="0020bea2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style:text-underline-style="none" fo:font-weight="normal" officeooo:rsid="0013a026" officeooo:paragraph-rsid="00221715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style:text-underline-style="none" fo:font-weight="normal" officeooo:rsid="0013a026" officeooo:paragraph-rsid="00224ce4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style:text-underline-style="none" fo:font-weight="normal" officeooo:rsid="0013a026" officeooo:paragraph-rsid="002cbd01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style:text-underline-style="none" fo:font-weight="normal" officeooo:rsid="0013a026" officeooo:paragraph-rsid="00334916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style:text-underline-style="none" fo:font-weight="normal" officeooo:rsid="0013a026" officeooo:paragraph-rsid="00340cca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style:text-underline-style="none" fo:font-weight="normal" officeooo:rsid="0013a026" officeooo:paragraph-rsid="00343c52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style:text-underline-style="none" fo:font-weight="normal" officeooo:rsid="0015d89f" officeooo:paragraph-rsid="0015d89f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style:text-underline-style="none" fo:font-weight="normal" officeooo:rsid="0015d89f" officeooo:paragraph-rsid="001b1d52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style:text-underline-style="none" fo:font-weight="normal" officeooo:rsid="0016f3de" officeooo:paragraph-rsid="001762f2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style:text-underline-style="none" fo:font-weight="normal" officeooo:rsid="001ccfe3" officeooo:paragraph-rsid="001ccfe3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size="12pt" style:text-underline-style="none" fo:font-weight="normal" officeooo:rsid="00265b64" officeooo:paragraph-rsid="00265b64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style:text-underline-style="none" fo:font-weight="normal" officeooo:rsid="0013a026" officeooo:paragraph-rsid="0013a02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style:text-underline-style="none" fo:font-weight="normal" officeooo:rsid="00221715" officeooo:paragraph-rsid="00221715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style:text-underline-style="none" fo:font-weight="normal" officeooo:rsid="001f7780" officeooo:paragraph-rsid="001e042a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style:text-underline-style="none" fo:font-weight="normal" officeooo:rsid="00343c52" officeooo:paragraph-rsid="00340cc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style:text-underline-style="none" fo:font-weight="normal" officeooo:rsid="0015d89f" officeooo:paragraph-rsid="0015d89f" style:font-size-asian="10.5pt" style:font-weight-asian="normal" style:font-size-complex="12pt" style:font-weight-complex="normal"/>
    </style:style>
    <style:style style:name="P46" style:family="paragraph" style:parent-style-name="Standard">
      <style:text-properties officeooo:paragraph-rsid="0015d89f"/>
    </style:style>
    <style:style style:name="P47" style:family="paragraph" style:parent-style-name="Standard">
      <style:text-properties fo:font-size="12pt" style:text-underline-style="none" fo:font-weight="normal" officeooo:rsid="0013a026" officeooo:paragraph-rsid="001e042a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6pt" style:text-underline-style="none" fo:font-weight="normal" officeooo:rsid="001ccfe3" officeooo:paragraph-rsid="001ccfe3" style:font-size-asian="16pt" style:font-weight-asian="normal" style:font-size-complex="16pt" style:font-weight-complex="normal"/>
    </style:style>
    <style:style style:name="P49" style:family="paragraph" style:parent-style-name="Standard">
      <style:text-properties fo:font-size="16pt" style:text-underline-style="none" fo:font-weight="normal" officeooo:rsid="0013a026" officeooo:paragraph-rsid="0025eb9d" style:font-size-asian="16pt" style:font-weight-asian="normal" style:font-size-complex="16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officeooo:rsid="0013a026" style:font-weight-asian="bold" style:font-weight-complex="bold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13ffdc" style:font-size-asian="10.5pt" style:font-size-complex="12pt"/>
    </style:style>
    <style:style style:name="T5" style:family="text">
      <style:text-properties fo:font-size="12pt" officeooo:rsid="0015d89f" style:font-size-asian="10.5pt" style:font-size-complex="12pt"/>
    </style:style>
    <style:style style:name="T6" style:family="text">
      <style:text-properties fo:font-size="12pt" officeooo:rsid="001762f2" style:font-size-asian="10.5pt" style:font-size-complex="12pt"/>
    </style:style>
    <style:style style:name="T7" style:family="text">
      <style:text-properties fo:font-size="12pt" officeooo:rsid="0019602f" style:font-size-asian="10.5pt" style:font-size-complex="12pt"/>
    </style:style>
    <style:style style:name="T8" style:family="text">
      <style:text-properties fo:font-size="12pt" officeooo:rsid="0019a5b7" style:font-size-asian="10.5pt" style:font-size-complex="12pt"/>
    </style:style>
    <style:style style:name="T9" style:family="text">
      <style:text-properties fo:font-size="12pt" officeooo:rsid="0025eb9d" style:font-size-asian="10.5pt" style:font-size-complex="12pt"/>
    </style:style>
    <style:style style:name="T10" style:family="text">
      <style:text-properties fo:font-size="12pt" officeooo:rsid="002c17d3" style:font-size-asian="10.5pt" style:font-size-complex="12pt"/>
    </style:style>
    <style:style style:name="T11" style:family="text">
      <style:text-properties fo:font-size="12pt" style:text-underline-style="none" fo:font-weight="normal" officeooo:rsid="0015d89f" style:font-size-asian="12pt" style:font-weight-asian="normal" style:font-size-complex="12pt" style:font-weight-complex="normal"/>
    </style:style>
    <style:style style:name="T12" style:family="text">
      <style:text-properties fo:font-size="12pt" style:text-underline-style="none" fo:font-weight="normal" officeooo:rsid="002c17d3" style:font-size-asian="12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3a6ee7" style:font-size-asian="12pt" style:font-weight-asian="normal" style:font-size-complex="12pt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15d89f" style:font-size-asian="12pt" style:font-size-complex="12pt"/>
    </style:style>
    <style:style style:name="T16" style:family="text">
      <style:text-properties fo:font-size="12pt" officeooo:rsid="0016f3de" style:font-size-asian="12pt" style:font-size-complex="12pt"/>
    </style:style>
    <style:style style:name="T17" style:family="text">
      <style:text-properties fo:font-size="12pt" officeooo:rsid="0013a026" style:font-size-asian="12pt" style:font-size-complex="12pt"/>
    </style:style>
    <style:style style:name="T18" style:family="text">
      <style:text-properties fo:font-size="12pt" officeooo:rsid="0017f40c" style:font-size-asian="12pt" style:font-size-complex="12pt"/>
    </style:style>
    <style:style style:name="T19" style:family="text">
      <style:text-properties fo:font-size="12pt" officeooo:rsid="001ccfe3" style:font-size-asian="12pt" style:font-size-complex="12pt"/>
    </style:style>
    <style:style style:name="T20" style:family="text">
      <style:text-properties fo:font-size="12pt" officeooo:rsid="0025eb9d" style:font-size-asian="12pt" style:font-size-complex="12pt"/>
    </style:style>
    <style:style style:name="T21" style:family="text">
      <style:text-properties fo:font-size="12pt" officeooo:rsid="002866d4" style:font-size-asian="12pt" style:font-size-complex="12pt"/>
    </style:style>
    <style:style style:name="T22" style:family="text">
      <style:text-properties fo:font-size="12pt" officeooo:rsid="00265b64" style:font-size-asian="12pt" style:font-size-complex="12pt"/>
    </style:style>
    <style:style style:name="T23" style:family="text">
      <style:text-properties fo:font-size="12pt" officeooo:rsid="002b5a55" style:font-size-asian="12pt" style:font-size-complex="12pt"/>
    </style:style>
    <style:style style:name="T24" style:family="text">
      <style:text-properties fo:font-size="12pt" officeooo:rsid="002cbd01" style:font-size-asian="12pt" style:font-size-complex="12pt"/>
    </style:style>
    <style:style style:name="T25" style:family="text">
      <style:text-properties fo:font-size="12pt" officeooo:rsid="00387ba6" style:font-size-asian="12pt" style:font-size-complex="12pt"/>
    </style:style>
    <style:style style:name="T26" style:family="text">
      <style:text-properties fo:font-size="12pt" officeooo:rsid="0038db1e" style:font-size-asian="12pt" style:font-size-complex="12pt"/>
    </style:style>
    <style:style style:name="T27" style:family="text">
      <style:text-properties fo:font-size="12pt" officeooo:rsid="003a53ce" style:font-size-asian="12pt" style:font-size-complex="12pt"/>
    </style:style>
    <style:style style:name="T28" style:family="text">
      <style:text-properties fo:font-size="12pt" officeooo:rsid="003a6ee7" style:font-size-asian="12pt" style:font-size-complex="12pt"/>
    </style:style>
    <style:style style:name="T29" style:family="text">
      <style:text-properties fo:font-size="12pt" officeooo:rsid="003f579c" style:font-size-asian="12pt" style:font-size-complex="12pt"/>
    </style:style>
    <style:style style:name="T30" style:family="text">
      <style:text-properties fo:font-size="12pt" officeooo:rsid="00421055" style:font-size-asian="12pt" style:font-size-complex="12pt"/>
    </style:style>
    <style:style style:name="T31" style:family="text">
      <style:text-properties fo:font-size="12pt" style:text-underline-style="solid" style:text-underline-width="auto" style:text-underline-color="font-color" officeooo:rsid="0013a026" style:font-size-asian="12pt" style:font-size-complex="12pt"/>
    </style:style>
    <style:style style:name="T32" style:family="text">
      <style:text-properties fo:font-size="12pt" style:text-underline-style="solid" style:text-underline-width="auto" style:text-underline-color="font-color" officeooo:rsid="001762f2" style:font-size-asian="12pt" style:font-size-complex="12pt"/>
    </style:style>
    <style:style style:name="T33" style:family="text">
      <style:text-properties fo:font-size="12pt" style:text-underline-style="solid" style:text-underline-width="auto" style:text-underline-color="font-color" officeooo:rsid="001d4f3e" style:font-size-asian="12pt" style:font-size-complex="12pt"/>
    </style:style>
    <style:style style:name="T34" style:family="text">
      <style:text-properties officeooo:rsid="0013ffdc"/>
    </style:style>
    <style:style style:name="T35" style:family="text">
      <style:text-properties fo:font-size="16pt" fo:font-weight="bold" style:font-size-asian="16pt" style:font-weight-asian="bold" style:font-size-complex="16pt" style:font-weight-complex="bold"/>
    </style:style>
    <style:style style:name="T36" style:family="text">
      <style:text-properties fo:font-size="16pt" fo:font-weight="bold" officeooo:rsid="001d4f3e" style:font-size-asian="16pt" style:font-weight-asian="bold" style:font-size-complex="16pt" style:font-weight-complex="bold"/>
    </style:style>
    <style:style style:name="T37" style:family="text">
      <style:text-properties style:font-size-asian="10.5pt"/>
    </style:style>
    <style:style style:name="T38" style:family="text">
      <style:text-properties officeooo:rsid="0015d89f" style:font-size-asian="10.5pt"/>
    </style:style>
    <style:style style:name="T39" style:family="text">
      <style:text-properties officeooo:rsid="0013ffdc" style:font-size-asian="10.5pt"/>
    </style:style>
    <style:style style:name="T40" style:family="text">
      <style:text-properties officeooo:rsid="0017bc16" style:font-size-asian="10.5pt"/>
    </style:style>
    <style:style style:name="T41" style:family="text">
      <style:text-properties officeooo:rsid="0017f40c" style:font-size-asian="10.5pt"/>
    </style:style>
    <style:style style:name="T42" style:family="text">
      <style:text-properties officeooo:rsid="0019602f" style:font-size-asian="10.5pt"/>
    </style:style>
    <style:style style:name="T43" style:family="text">
      <style:text-properties officeooo:rsid="001d4f3e" style:font-size-asian="10.5pt"/>
    </style:style>
    <style:style style:name="T44" style:family="text">
      <style:text-properties officeooo:rsid="001e042a" style:font-size-asian="10.5pt"/>
    </style:style>
    <style:style style:name="T45" style:family="text">
      <style:text-properties officeooo:rsid="001f7780" style:font-size-asian="10.5pt"/>
    </style:style>
    <style:style style:name="T46" style:family="text">
      <style:text-properties officeooo:rsid="00221715" style:font-size-asian="10.5pt"/>
    </style:style>
    <style:style style:name="T47" style:family="text">
      <style:text-properties officeooo:rsid="00224ce4" style:font-size-asian="10.5pt"/>
    </style:style>
    <style:style style:name="T48" style:family="text">
      <style:text-properties officeooo:rsid="00244ba8" style:font-size-asian="10.5pt"/>
    </style:style>
    <style:style style:name="T49" style:family="text">
      <style:text-properties officeooo:rsid="00277abe" style:font-size-asian="10.5pt"/>
    </style:style>
    <style:style style:name="T50" style:family="text">
      <style:text-properties officeooo:rsid="002cbd01" style:font-size-asian="10.5pt"/>
    </style:style>
    <style:style style:name="T51" style:family="text">
      <style:text-properties officeooo:rsid="002f4343" style:font-size-asian="10.5pt"/>
    </style:style>
    <style:style style:name="T52" style:family="text">
      <style:text-properties officeooo:rsid="003234a6" style:font-size-asian="10.5pt"/>
    </style:style>
    <style:style style:name="T53" style:family="text">
      <style:text-properties officeooo:rsid="00334916" style:font-size-asian="10.5pt"/>
    </style:style>
    <style:style style:name="T54" style:family="text">
      <style:text-properties officeooo:rsid="00340cca" style:font-size-asian="10.5pt"/>
    </style:style>
    <style:style style:name="T55" style:family="text">
      <style:text-properties officeooo:rsid="00343c52" style:font-size-asian="10.5pt"/>
    </style:style>
    <style:style style:name="T56" style:family="text">
      <style:text-properties officeooo:rsid="0037b33b" style:font-size-asian="10.5pt"/>
    </style:style>
    <style:style style:name="T57" style:family="text">
      <style:text-properties officeooo:rsid="003e4ebe" style:font-size-asian="10.5pt"/>
    </style:style>
    <style:style style:name="T58" style:family="text">
      <style:text-properties officeooo:rsid="003f43b8" style:font-size-asian="10.5pt"/>
    </style:style>
    <style:style style:name="T59" style:family="text">
      <style:text-properties officeooo:rsid="004368b7" style:font-size-asian="10.5pt"/>
    </style:style>
    <style:style style:name="T60" style:family="text">
      <style:text-properties officeooo:rsid="0043e88c" style:font-size-asian="10.5pt"/>
    </style:style>
    <style:style style:name="T61" style:family="text">
      <style:text-properties officeooo:rsid="0015d89f"/>
    </style:style>
    <style:style style:name="T62" style:family="text">
      <style:text-properties style:text-position="super 58%" fo:font-size="12pt" style:text-underline-style="none" fo:font-weight="normal" officeooo:rsid="0015d89f" style:font-size-asian="12pt" style:font-weight-asian="normal" style:font-size-complex="12pt" style:font-weight-complex="normal"/>
    </style:style>
    <style:style style:name="T63" style:family="text">
      <style:text-properties style:text-position="super 58%" fo:font-size="12pt" officeooo:rsid="0015d89f" style:font-size-asian="12pt" style:font-size-complex="12pt"/>
    </style:style>
    <style:style style:name="T64" style:family="text">
      <style:text-properties officeooo:rsid="001d4f3e"/>
    </style:style>
    <style:style style:name="T65" style:family="text">
      <style:text-properties officeooo:rsid="00221715"/>
    </style:style>
    <style:style style:name="T66" style:family="text">
      <style:text-properties officeooo:rsid="00224ce4"/>
    </style:style>
    <style:style style:name="T67" style:family="text">
      <style:text-properties officeooo:rsid="00244ba8"/>
    </style:style>
    <style:style style:name="T68" style:family="text">
      <style:text-properties officeooo:rsid="00277abe"/>
    </style:style>
    <style:style style:name="T69" style:family="text">
      <style:text-properties officeooo:rsid="002db182"/>
    </style:style>
    <style:style style:name="T70" style:family="text">
      <style:text-properties officeooo:rsid="002f4343"/>
    </style:style>
    <style:style style:name="T71" style:family="text">
      <style:text-properties officeooo:rsid="00334916"/>
    </style:style>
    <style:style style:name="T72" style:family="text">
      <style:text-properties officeooo:rsid="00343c52"/>
    </style:style>
    <style:style style:name="T73" style:family="text">
      <style:text-properties officeooo:rsid="0035d8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9"/><text:span text:style-name="T2">Coursework Algorithm</text:span></text:p>
      <text:p text:style-name="Standard"/>
      <text:p text:style-name="Standard"/>
      <text:p text:style-name="Standard"/>
      <text:p text:style-name="Standard"/>
      <text:p text:style-name="P1"><text:s text:c="67"/><text:span text:style-name="T1">Question 1.a</text:span></text:p>
      <text:p text:style-name="P1"/>
      <text:p text:style-name="P1"/>
      <text:p text:style-name="P1"/>
      <text:p text:style-name="P2">. <text:span text:style-name="T3">Functionment of the procedure :</text:span></text:p>
      <text:p text:style-name="P2"/>
      <text:p text:style-name="P2"><text:span text:style-name="T3">Each member of </text:span><text:span text:style-name="T10">A </text:span><text:span text:style-name="T3">will be compared to the following </text:span><text:span text:style-name="T10">members of A</text:span><text:span text:style-name="T3"> . So, for each i, for each j&gt;i, all the members aj will be compared to ai. If one of them is equal to ai, then, the program will return false. Otherwise, It will return true.</text:span></text:p>
      <text:p text:style-name="P2"/>
      <text:p text:style-name="P2"><text:span text:style-name="T3">. </text:span><text:span text:style-name="T4">Pseudo</text:span><text:span text:style-name="T3">Code of the pro</text:span><text:span text:style-name="T5">cedure </text:span><text:span text:style-name="T3">:</text:span></text:p>
      <text:p text:style-name="P2"/>
      <text:p text:style-name="P24"><text:span text:style-name="T34">Distinction</text:span>(Input: sequence A = <text:span text:style-name="T34">&lt;</text:span>a1, . . . , aN<text:span text:style-name="T34">&gt;</text:span>)</text:p>
      <text:p text:style-name="P25"><text:tab/><text:span text:style-name="T35">. </text:span><text:span text:style-name="T44">f</text:span><text:span text:style-name="T38">or each element ai in &lt;</text:span>a1, . . . , aN<text:span text:style-name="T38">&gt;</text:span></text:p>
      <text:p text:style-name="P25"><text:span text:style-name="T38"><text:tab/><text:tab/></text:span><text:span text:style-name="T35">. </text:span><text:span text:style-name="T44">F</text:span><text:span text:style-name="T38">or each element aj in &lt;</text:span>a<text:span text:style-name="T61">i+1</text:span>, . . . , aN<text:span text:style-name="T38">&gt;</text:span></text:p>
      <text:p text:style-name="P25"><text:span text:style-name="T38"><text:tab/><text:tab/><text:tab/></text:span><text:span text:style-name="T35">. </text:span><text:span text:style-name="T44">I</text:span><text:span text:style-name="T61">f aj==ai</text:span></text:p>
      <text:p text:style-name="P36"><text:tab/><text:tab/><text:tab/><text:tab/>Return false</text:p>
      <text:p text:style-name="P36"><text:s text:c="13"/>Return true<text:tab/></text:p>
      <text:p text:style-name="P2"/>
      <text:p text:style-name="P3">. <text:span text:style-name="T15">Exponation of the space and time complexity :</text:span></text:p>
      <text:p text:style-name="P3"/>
      <text:p text:style-name="P36">- The procedure does not need the creation of any object to store some datas, so, the space complexity is O(1)</text:p>
      <text:p text:style-name="P46"><text:span text:style-name="T11">- The first element will be compared to the N-1 next elements, the second will be compared to the next N-2, the i element will be compared to the N-i next elements. So, the time complexity is </text:span><text:span text:style-name="T12">in the worst case (</text:span><text:span text:style-name="T13">w</text:span><text:span text:style-name="T12">hen there is no duplicate)</text:span><text:span text:style-name="T11"> equivalent to : 1+2+...+ N-1= N(N-1)/2. So the time complexity is O(N</text:span><text:span text:style-name="T62">2</text:span>)<text:span text:style-name="T11">.</text:span></text:p>
      <text:p text:style-name="P46"><text:span text:style-name="T11">Finally, </text:span>the Distinct procedure uses O(1) space and O(<text:span text:style-name="T11">N</text:span><text:span text:style-name="T62">2</text:span>) time.</text:p>
      <text:p text:style-name="P46"/>
      <text:p text:style-name="P3">. <text:span text:style-name="T18">Functionment</text:span><text:span text:style-name="T5"> of an other procedure </text:span><text:span text:style-name="T15">: </text:span></text:p>
      <text:p text:style-name="P3"/>
      <text:p text:style-name="P36">An other procedure could be to <text:span text:style-name="T73">sort the element in the input sequence A by using an insertion sort. Then, if there are two following integers which are equals, the procedure returns false otherwise it returns true.</text:span></text:p>
      <text:p text:style-name="P10"/>
      <text:p text:style-name="P3"><text:span text:style-name="T3">. </text:span><text:span text:style-name="T4">Pseudo</text:span><text:span text:style-name="T3">Code of the pro</text:span><text:span text:style-name="T5">cedure </text:span><text:span text:style-name="T3">:</text:span></text:p>
      <text:p text:style-name="P3"/>
      <text:p text:style-name="P25"><text:span text:style-name="T34">Distinction</text:span>(Input: sequence A = <text:span text:style-name="T34">&lt;</text:span>a1, . . . , aN<text:span text:style-name="T34">&gt;</text:span>)</text:p>
      <text:p text:style-name="P25"><text:tab/><text:span text:style-name="T35">. </text:span><text:span text:style-name="T44">F</text:span><text:span text:style-name="T38">or each element ai in &lt;</text:span>a1, . . . , aN<text:span text:style-name="T38">&gt;</text:span></text:p>
      <text:p text:style-name="P25"><text:span text:style-name="T38"><text:tab/><text:tab/></text:span><text:span text:style-name="T35">. </text:span><text:span text:style-name="T71">j=i</text:span></text:p>
      <text:p text:style-name="P25"><text:span text:style-name="T38"><text:tab/><text:tab/></text:span><text:span text:style-name="T35">. </text:span><text:span text:style-name="T71">While j&gt;1 and aj&gt;ai</text:span></text:p>
      <text:p text:style-name="P33"><text:soft-page-break/><text:tab/><text:tab/><text:tab/><text:span text:style-name="T35">. </text:span><text:span text:style-name="T71">Exchange aj and ai</text:span></text:p>
      <text:p text:style-name="P33"><text:tab/><text:tab/><text:tab/><text:span text:style-name="T35">. </text:span><text:span text:style-name="T53">Decrement j</text:span></text:p>
      <text:p text:style-name="P34"><text:span text:style-name="T53"><text:s text:c="4"/><text:tab/></text:span><text:span text:style-name="T35">. </text:span><text:span text:style-name="T44">F</text:span><text:span text:style-name="T38">or each element ai in &lt;</text:span>a1, . . . , aN-<text:span text:style-name="T72">1</text:span><text:span text:style-name="T38">&gt;</text:span></text:p>
      <text:p text:style-name="P35"><text:span text:style-name="T38"><text:tab/><text:tab/></text:span><text:span text:style-name="T35">. </text:span><text:span text:style-name="T54">If a</text:span><text:span text:style-name="T55">i</text:span><text:span text:style-name="T60">==</text:span><text:span text:style-name="T55">ai+1</text:span></text:p>
      <text:p text:style-name="P44"><text:tab/><text:tab/><text:tab/>Return False</text:p>
      <text:p text:style-name="P34"><text:span text:style-name="T55"><text:tab/>Return </text:span><text:span text:style-name="T56">T</text:span><text:span text:style-name="T55">rue</text:span></text:p>
      <text:p text:style-name="P44"><text:s text:c="4"/></text:p>
      <text:p text:style-name="P36"><text:tab/><text:tab/><text:tab/><text:tab/></text:p>
      <text:p text:style-name="P45"><text:s text:c="4"/></text:p>
      <text:p text:style-name="P41"/>
      <text:p text:style-name="P4"><text:span text:style-name="T3">. </text:span><text:span text:style-name="T15">Exponation of the space and time complexity </text:span><text:span text:style-name="T16">comparing to the previous procedure </text:span><text:span text:style-name="T15">:</text:span></text:p>
      <text:p text:style-name="P11"/>
      <text:p text:style-name="P11"><text:span text:style-name="T15">- I</text:span><text:span text:style-name="T14">n the same way as the previous procedure, the space complexity is O(1).</text:span></text:p>
      <text:p text:style-name="P14"><text:span text:style-name="T14">- </text:span><text:span text:style-name="T25">The new procedure uses a selection sort to sort the element of the sequence. As seen in the lectures, a selection sort has a time complexity of O(</text:span><text:span text:style-name="T15">N</text:span><text:span text:style-name="T63">2</text:span><text:span text:style-name="T25">) in the worst case (if the sequence is in a decreasing order). Then, finding two consecutive values has a time complexity of O(N) . Indeed, in the worst case, we have to compare all the following value in the array (so N-1 comparaison). </text:span><text:span text:style-name="T26">So, the time complexity of this procedure is O(N)+O(</text:span><text:span text:style-name="T15">N</text:span><text:span text:style-name="T63">2</text:span><text:span text:style-name="T26">) which is </text:span><text:span text:style-name="T27">equivalent to </text:span><text:span text:style-name="T26">O(</text:span><text:span text:style-name="T15">N</text:span><text:span text:style-name="T63">2</text:span><text:span text:style-name="T26">)</text:span></text:p>
      <text:p text:style-name="P11"><text:span text:style-name="T14">- Finally, </text:span><text:span text:style-name="T26">the</text:span><text:span text:style-name="T14"> </text:span><text:span text:style-name="T26">first and the second</text:span><text:span text:style-name="T14"> Distinct procedure use O(1) space and O(</text:span><text:span text:style-name="T15">N</text:span><text:span text:style-name="T63">2</text:span><text:span text:style-name="T14">) time. </text:span><text:span text:style-name="T26">However, the first Distinct procedure will be </text:span><text:span text:style-name="T28">faster in the best case. Indeed, in the best case, if the first two values of A are the same, the first procedure will go through the loops once whereas the second procedure will sort them first which is longer. </text:span></text:p>
      <text:p text:style-name="P11"/>
      <text:p text:style-name="P38"><text:tab/><text:tab/><text:tab/><text:tab/><text:tab/></text:p>
      <text:p text:style-name="P12"><text:span text:style-name="T17"><text:tab/><text:tab/><text:tab/><text:tab/> <text:s text:c="11"/></text:span><text:span text:style-name="T31">Question </text:span><text:span text:style-name="T32">1</text:span><text:span text:style-name="T31">.</text:span><text:span text:style-name="T32">b</text:span></text:p>
      <text:p text:style-name="P12"/>
      <text:p text:style-name="P5"><text:span text:style-name="T6">. </text:span><text:span text:style-name="T4">Pseudo</text:span><text:span text:style-name="T6">Code of the pro</text:span><text:span text:style-name="T5">cedure </text:span><text:span text:style-name="T6">:</text:span></text:p>
      <text:p text:style-name="P5"/>
      <text:p text:style-name="P26"><text:span text:style-name="T39">Distinction</text:span><text:span text:style-name="T37">(Input: sequence A = </text:span><text:span text:style-name="T39">&lt;</text:span><text:span text:style-name="T37">a1, . . . , aN</text:span><text:span text:style-name="T39">&gt;</text:span><text:span text:style-name="T37">)</text:span></text:p>
      <text:p text:style-name="P27"><text:span text:style-name="T37"><text:tab/></text:span><text:span text:style-name="T35">. </text:span><text:span text:style-name="T41">Initialisation of an array HashTable</text:span></text:p>
      <text:p text:style-name="P26"><text:tab/><text:span text:style-name="T35">. </text:span><text:span text:style-name="T44">F</text:span><text:span text:style-name="T38">or each element ai in &lt;</text:span>a1, . . . , aN<text:span text:style-name="T38">&gt;</text:span></text:p>
      <text:p text:style-name="P26"><text:span text:style-name="T38"><text:tab/><text:tab/></text:span><text:span text:style-name="T40">h= hascode(ai)</text:span></text:p>
      <text:p text:style-name="P26"><text:span text:style-name="T40"><text:tab/><text:tab/></text:span><text:span text:style-name="T35">. </text:span><text:span text:style-name="T44">I</text:span><text:span text:style-name="T40">f T[h]!=null</text:span></text:p>
      <text:p text:style-name="P26"><text:span text:style-name="T40"><text:tab/><text:tab/><text:tab/></text:span><text:span text:style-name="T49">R</text:span><text:span text:style-name="T40">eturn false</text:span></text:p>
      <text:p text:style-name="P26"><text:span text:style-name="T40"><text:tab/><text:tab/></text:span><text:span text:style-name="T42">T[h]=ai</text:span></text:p>
      <text:p text:style-name="P26"><text:span text:style-name="T40"><text:tab/></text:span><text:span text:style-name="T49">R</text:span><text:span text:style-name="T40">eturn true<text:tab/><text:tab/></text:span><text:span text:style-name="T37"><text:tab/></text:span></text:p>
      <text:p text:style-name="P26"/>
      <text:p text:style-name="P6"><text:span text:style-name="T6">. </text:span><text:span text:style-name="T3">Functionment of the procedure</text:span><text:span text:style-name="T5"> </text:span><text:span text:style-name="T6">: </text:span></text:p>
      <text:p text:style-name="P6"/>
      <text:p text:style-name="P15"><text:span text:style-name="T6">A</text:span><text:span text:style-name="T3">n array</text:span><text:span text:style-name="T6"> </text:span><text:span text:style-name="T3">HashTable is created. </text:span><text:span text:style-name="T7">Then, each element in &lt;a1,...,an&gt; is put in the table according to the <text:s/>hash function. <text:s/>For each element ai, if the hash Table is already occupied, it means that </text:span><text:span text:style-name="T8">there is a duplicate value and the procedure return false. Otherwise, we return true at the end of the procedure. </text:span></text:p>
      <text:p text:style-name="P15"/>
      <text:p text:style-name="P7"><text:span text:style-name="T8">. </text:span><text:span text:style-name="T15">Exponation of the space and time complexity :</text:span></text:p>
      <text:p text:style-name="P37"/>
      <text:p text:style-name="P16"><text:span text:style-name="T15">- I</text:span><text:span text:style-name="T14">n the worst case (if all the values are distinct), all the value are stored in the hash table which needs N spaces. So, the space complexity is O(N).</text:span></text:p>
      <text:p text:style-name="P17"><text:soft-page-break/><text:span text:style-name="T14">- </text:span><text:span text:style-name="T19">Each hash function runs in O(1). In the worst case</text:span><text:span text:style-name="T14">(if all the values are distinct)</text:span><text:span text:style-name="T19">, the procedure hashes all the values and put it in the hash table one time. So the time complexity is O(N).</text:span></text:p>
      <text:p text:style-name="P39">Finally, the space and time complexity are O(N).</text:p>
      <text:p text:style-name="P18"/>
      <text:p text:style-name="P18"/>
      <text:p text:style-name="P18"/>
      <text:p text:style-name="P18"/>
      <text:p text:style-name="P18"/>
      <text:p text:style-name="P13"><text:span text:style-name="T17"><text:s text:c="63"/></text:span><text:span text:style-name="T31">Question </text:span><text:span text:style-name="T33">2</text:span></text:p>
      <text:p text:style-name="P8"/>
      <text:p text:style-name="P8"/>
      <text:p text:style-name="P8"><text:span text:style-name="T6">. </text:span><text:span text:style-name="T4">Pseudo</text:span><text:span text:style-name="T6">Code of the pro</text:span><text:span text:style-name="T5">cedure </text:span><text:span text:style-name="T6">:</text:span></text:p>
      <text:p text:style-name="P28"/>
      <text:p text:style-name="P28"><text:span text:style-name="T44">Longest</text:span><text:span text:style-name="T43">(Input: sequence A = </text:span><text:span text:style-name="T39">&lt;</text:span><text:span text:style-name="T43">a</text:span><text:span text:style-name="T52">0</text:span><text:span text:style-name="T43">, . . . , aN-</text:span><text:span text:style-name="T52">1</text:span><text:span text:style-name="T39">&gt;</text:span><text:span text:style-name="T43">)</text:span></text:p>
      <text:p text:style-name="P28"><text:span text:style-name="T43"><text:tab/></text:span><text:span text:style-name="T44">T</text:span><text:span text:style-name="T50">able_of_longest</text:span><text:span text:style-name="T44">=array[N]</text:span></text:p>
      <text:p text:style-name="P28"><text:span text:style-name="T44"><text:tab/></text:span><text:span text:style-name="T57">Table_of_longest[0]=1</text:span></text:p>
      <text:p text:style-name="P28"><text:span text:style-name="T43"><text:tab/></text:span><text:span text:style-name="T44">i=</text:span><text:span text:style-name="T57">1</text:span></text:p>
      <text:p text:style-name="P28"><text:span text:style-name="T43"><text:tab/></text:span><text:span text:style-name="T36">. </text:span><text:span text:style-name="T44">While i&lt;</text:span><text:span text:style-name="T47">N</text:span></text:p>
      <text:p text:style-name="P29"><text:span text:style-name="T44"><text:tab/><text:tab/></text:span><text:span text:style-name="T36">. </text:span><text:span text:style-name="T44">j=</text:span><text:span text:style-name="T57">i</text:span><text:span text:style-name="T51">-1</text:span></text:p>
      <text:p text:style-name="P28"><text:span text:style-name="T43"><text:tab/><text:tab/></text:span><text:span text:style-name="T36">. </text:span><text:span text:style-name="T44">While j&gt;=0</text:span></text:p>
      <text:p text:style-name="P28"><text:span text:style-name="T43"><text:tab/><text:tab/><text:tab/></text:span><text:span text:style-name="T36">. </text:span><text:span text:style-name="T44">If </text:span><text:span text:style-name="T45">a</text:span><text:span text:style-name="T46">i</text:span><text:span text:style-name="T44">&gt;</text:span><text:span text:style-name="T45">a</text:span><text:span text:style-name="T46">j</text:span></text:p>
      <text:p text:style-name="P42"><text:tab/><text:tab/><text:tab/><text:tab/>T[i]=T[j]<text:span text:style-name="T70">+1</text:span></text:p>
      <text:p text:style-name="P42"><text:tab/><text:tab/><text:tab/><text:tab/>Halt</text:p>
      <text:p text:style-name="P30"><text:span text:style-name="T43"><text:tab/><text:tab/><text:tab/></text:span><text:span text:style-name="T64">Decrement j</text:span></text:p>
      <text:p text:style-name="P30"><text:span text:style-name="T43"><text:tab/><text:tab/></text:span><text:span text:style-name="T36">. </text:span><text:span text:style-name="T65">If j=</text:span><text:span text:style-name="T44">=-</text:span><text:span text:style-name="T46">1</text:span></text:p>
      <text:p text:style-name="P42"><text:tab/><text:tab/><text:tab/>T<text:span text:style-name="T69">able_of_longest</text:span>[i]=1</text:p>
      <text:p text:style-name="P30"><text:span text:style-name="T46"><text:tab/><text:tab/></text:span><text:span text:style-name="T47">Increment </text:span><text:span text:style-name="T58">i</text:span></text:p>
      <text:p text:style-name="P32"><text:span text:style-name="T43"><text:tab/></text:span><text:span text:style-name="T48">longest=</text:span><text:span text:style-name="T44">T</text:span><text:span text:style-name="T50">able_of_longest</text:span><text:span text:style-name="T49">[0]</text:span></text:p>
      <text:p text:style-name="P31"><text:span text:style-name="T43"><text:tab/></text:span><text:span text:style-name="T36">. </text:span><text:span text:style-name="T66">For each element i in &lt;1,...,N-1&gt;</text:span></text:p>
      <text:p text:style-name="P32"><text:span text:style-name="T43"><text:tab/><text:tab/></text:span><text:span text:style-name="T36">. </text:span><text:span text:style-name="T49">If </text:span><text:span text:style-name="T44">T</text:span><text:span text:style-name="T50">able_of_longest</text:span><text:span text:style-name="T49">[i]&gt;longest</text:span><text:tab/><text:tab/></text:p>
      <text:p text:style-name="P31"><text:tab/><text:tab/><text:tab/><text:span text:style-name="T67">longest=T[i]</text:span></text:p>
      <text:p text:style-name="P31"><text:tab/><text:span text:style-name="T68">Return longest</text:span></text:p>
      <text:p text:style-name="P31"><text:tab/><text:tab/></text:p>
      <text:p text:style-name="P8"><text:span text:style-name="T6">. </text:span><text:span text:style-name="T9">Exponation</text:span><text:span text:style-name="T6"> of the pro</text:span><text:span text:style-name="T5">cedure </text:span><text:span text:style-name="T6">:</text:span></text:p>
      <text:p text:style-name="P8"/>
      <text:p text:style-name="P8"><text:span text:style-name="T6">- </text:span><text:span text:style-name="T9">Answer of the subproblem : </text:span><text:span text:style-name="T14">If the length of the longest increasing sequence within A that finishes with Ai </text:span><text:span text:style-name="T20">is known</text:span><text:span text:style-name="T14">, for all i &lt; j, what is the length of the longest sequence that finishes with Aj? :</text:span></text:p>
      <text:p text:style-name="P8"/>
      <text:p text:style-name="P40">To find the longest increasing sequence that finishes with Aj, it is necessary to find i such as i&lt;j, Ai&lt;Aj and for each p in &lt;i+1,...,j-1&gt;, Ap&gt;Aj. Then, longest(j)=longest(i)+1.</text:p>
      <text:p text:style-name="P19"/>
      <text:p text:style-name="P40">- Answer of the problem :</text:p>
      <text:p text:style-name="P20"><text:span text:style-name="T23">I</text:span><text:span text:style-name="T14">t is possible to have an array of all the longest </text:span><text:span text:style-name="T17">increasing sequence </text:span><text:span text:style-name="T14">of all the subsequences of A answering to the subproblem. </text:span><text:span text:style-name="T21">Then, the longest </text:span><text:span text:style-name="T17">increasing sequence </text:span><text:span text:style-name="T21">of A is the maximun of this array.</text:span></text:p>
      <text:p text:style-name="P20"/>
      <text:p text:style-name="P9"><text:soft-page-break/><text:span text:style-name="T8">. </text:span><text:span text:style-name="T15">Exponation of the time complexity :</text:span></text:p>
      <text:p text:style-name="P9"/>
      <text:p text:style-name="P21"><text:span text:style-name="T15">T</text:span><text:span text:style-name="T14">o create the array </text:span><text:span text:style-name="T22">of all the longest </text:span><text:span text:style-name="T17">increasing sequence</text:span><text:span text:style-name="T30">s</text:span><text:span text:style-name="T17"> </text:span><text:span text:style-name="T22">of all the subsequences of A, </text:span><text:span text:style-name="T23">it is necessary to go to each value of A and in the worst case (if the longest </text:span><text:span text:style-name="T17">increasing sequence </text:span><text:span text:style-name="T23">for this subsequence of A is 1), it is then necessary to compare it to all the value of the subsequence. So, it takes 1+2+3+...+N-1=N(N-1)/2 repetition</text:span><text:span text:style-name="T24">s</text:span><text:span text:style-name="T23"> in the worst case (if A is classified in a decreasing order).</text:span></text:p>
      <text:p text:style-name="P21"><text:span text:style-name="T23">So, the time complexity to create this array is O(</text:span><text:span text:style-name="T15">N</text:span><text:span text:style-name="T63">2</text:span><text:span text:style-name="T23">) .</text:span></text:p>
      <text:p text:style-name="P23"><text:span text:style-name="T14">Then, the time complexity </text:span><text:span text:style-name="T24">to find the maximum of the array of all the </text:span><text:span text:style-name="T22">longest </text:span><text:span text:style-name="T17">increasing sequence </text:span><text:span text:style-name="T14">is O(N) (It is necessary to make a comparaison for all the value of all the array once).</text:span></text:p>
      <text:p text:style-name="P22"><text:span text:style-name="T14">Finally, the time complexity is O(</text:span><text:span text:style-name="T15">N</text:span><text:span text:style-name="T63">2</text:span><text:span text:style-name="T14">) + O(</text:span><text:span text:style-name="T15">N</text:span><text:span text:style-name="T14">) <text:s/>which is O(</text:span><text:span text:style-name="T15">N</text:span><text:span text:style-name="T63">2</text:span><text:span text:style-name="T14">) .</text:span></text:p>
      <text:p text:style-name="P43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32:07.639256280</meta:creation-date>
    <dc:date>2016-03-11T19:00:44.931261411</dc:date>
    <meta:editing-duration>PT4H3M33S</meta:editing-duration>
    <meta:editing-cycles>43</meta:editing-cycles>
    <meta:generator>LibreOffice/4.2.8.2$Linux_X86_64 LibreOffice_project/420m0$Build-2</meta:generator>
    <meta:document-statistic meta:table-count="0" meta:image-count="0" meta:object-count="0" meta:page-count="4" meta:paragraph-count="85" meta:word-count="988" meta:character-count="5598" meta:non-whitespace-character-count="4355"/>
  </office:meta>
</office:document-meta>
</file>